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Menlo-Regular" svg:font-family="Menlo-Regular"/>
    <style:font-face style:name="OpenSymbol" svg:font-family="Open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P1" style:family="paragraph" style:parent-style-name="Signature">
      <style:paragraph-properties fo:text-align="end" style:justify-single-word="false"/>
      <style:text-properties fo:color="#000000" style:font-name="Cambria" fo:language="en" fo:country="US"/>
    </style:style>
    <style:style style:name="P2" style:family="paragraph" style:parent-style-name="Signature">
      <style:paragraph-properties fo:text-align="end" style:justify-single-word="false"/>
      <style:text-properties fo:color="#000000" style:font-name="Cambria" fo:font-size="8pt" fo:language="en" fo:country="US" style:font-size-asian="8pt" style:font-size-complex="8pt"/>
    </style:style>
    <style:style style:name="P3" style:family="paragraph" style:parent-style-name="Standard">
      <style:paragraph-properties fo:text-align="justify" style:justify-single-word="false"/>
      <style:text-properties fo:color="#000000" style:font-name="Cambria" fo:font-size="10pt" fo:language="en" fo:country="US" style:font-size-asian="10pt" style:font-size-complex="10pt"/>
    </style:style>
    <style:style style:name="P4" style:family="paragraph" style:parent-style-name="Standard">
      <style:text-properties fo:color="#000000" style:font-name="Cambria" fo:font-size="10pt" fo:language="en" fo:country="US" fo:font-style="normal" style:font-size-asian="10pt" style:font-style-asian="normal" style:font-size-complex="10pt" style:font-style-complex="normal"/>
    </style:style>
    <style:style style:name="P5" style:family="paragraph" style:parent-style-name="Standard">
      <style:text-properties fo:color="#000000" style:font-name="Cambria" fo:language="en" fo:country="US" fo:font-style="normal" style:font-style-asian="normal" style:font-style-complex="normal"/>
    </style:style>
    <style:style style:name="P6" style:family="paragraph" style:parent-style-name="Standard">
      <style:text-properties fo:color="#000000" style:font-name="Cambria" fo:language="en" fo:country="US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language="en" fo:country="US" fo:font-style="italic" style:font-style-asian="italic" style:font-style-complex="italic"/>
    </style:style>
    <style:style style:name="P9" style:family="paragraph" style:parent-style-name="Standard">
      <style:text-properties fo:language="en" fo:country="US" fo:font-style="normal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Cambria" fo:font-size="10pt" fo:language="en" fo:country="US" style:font-name-asian="Monaco" style:font-size-asian="10pt" style:font-name-complex="Monaco" style:font-size-complex="10pt"/>
    </style:style>
    <style:style style:name="P11" style:family="paragraph" style:parent-style-name="Text_20_body">
      <style:text-properties fo:color="#000000" style:font-name="Cambria" fo:language="en" fo:country="US" fo:font-style="normal" style:font-style-asian="normal" style:font-style-complex="normal"/>
    </style:style>
    <style:style style:name="P12" style:family="paragraph" style:parent-style-name="Text_20_body">
      <style:text-properties fo:language="en" fo:country="US"/>
    </style:style>
    <style:style style:name="P13" style:family="paragraph" style:parent-style-name="Text_20_body">
      <style:text-properties fo:language="en" fo:country="US" fo:font-style="normal" style:font-style-asian="normal" style:font-style-complex="normal"/>
    </style:style>
    <style:style style:name="P14" style:family="paragraph" style:parent-style-name="Text_20_body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style:font-name="Cambria" fo:language="en" fo:country="US" fo:font-style="normal" style:font-style-asian="normal" style:font-style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ambria" fo:font-size="11pt" fo:language="en" fo:country="US" style:font-name-asian="Monaco" style:font-size-asian="11pt" style:font-name-complex="Monaco" style:font-size-complex="11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ambria" fo:font-size="10pt" fo:language="en" fo:country="US" style:font-name-asian="Monaco" style:font-size-asian="10pt" style:font-name-complex="Monaco" style:font-size-complex="10pt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P19" style:family="paragraph" style:parent-style-name="Text_20_body">
      <style:paragraph-properties fo:margin-left="1.251cm" fo:margin-right="0cm" fo:text-indent="0cm" style:auto-text-indent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0" style:family="paragraph" style:parent-style-name="Text_20_body">
      <style:paragraph-properties fo:margin-left="1.236cm" fo:margin-right="0cm" fo:text-indent="-1.302cm" style:auto-text-indent="false">
        <style:tab-stops/>
      </style:paragraph-properties>
      <style:text-properties fo:font-size="12pt" fo:language="en" fo:country="US" style:font-size-asian="12pt" style:font-size-complex="12pt"/>
    </style:style>
    <style:style style:name="P21" style:family="paragraph" style:parent-style-name="Heading">
      <style:paragraph-properties fo:line-height="0.499cm" fo:text-align="center" style:justify-single-word="false"/>
      <style:text-properties fo:color="#000000" style:font-name="Cambria" fo:font-size="16pt" fo:language="en" fo:country="US" fo:font-weight="bold" style:font-size-asian="16pt" style:font-weight-asian="bold" style:font-size-complex="16pt" style:font-weight-complex="bold"/>
    </style:style>
    <style:style style:name="P22" style:family="paragraph" style:parent-style-name="Heading">
      <style:paragraph-properties fo:line-height="0.499cm" fo:text-align="center" style:justify-single-word="false"/>
      <style:text-properties fo:color="#000000" style:font-name="Cambria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Heading">
      <style:paragraph-properties fo:line-height="0.499cm" fo:text-align="center" style:justify-single-word="false"/>
      <style:text-properties fo:color="#000000" style:font-name="Cambria" fo:font-size="16pt" fo:language="en" fo:country="US" fo:font-weight="normal" style:font-size-asian="16pt" style:font-weight-asian="normal" style:font-size-complex="16pt" style:font-weight-complex="normal"/>
    </style:style>
    <style:style style:name="P24" style:family="paragraph" style:parent-style-name="Heading">
      <style:paragraph-properties fo:line-height="0.499cm" fo:text-align="center" style:justify-single-word="false"/>
      <style:text-properties fo:color="#000000" style:font-name="Cambria" fo:language="en" fo:country="US"/>
    </style:style>
    <style:style style:name="P25" style:family="paragraph" style:parent-style-name="Text_20_body">
      <style:paragraph-properties fo:margin-top="0.423cm" fo:margin-bottom="0.212cm"/>
    </style:style>
    <style:style style:name="P26" style:family="paragraph" style:parent-style-name="Text_20_body">
      <style:paragraph-properties fo:margin-left="0cm" fo:margin-right="0cm" fo:text-indent="-0.635cm" style:auto-text-indent="false"/>
      <style:text-properties fo:font-size="8pt" fo:language="en" fo:country="US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" style:family="paragraph" style:parent-style-name="Heading_20_2">
      <style:paragraph-properties fo:text-align="justify" style:justify-single-word="false"/>
      <style:text-properties fo:color="#000000" style:font-name="Cambria" fo:language="en" fo:country="US"/>
    </style:style>
    <style:style style:name="P30" style:family="paragraph" style:parent-style-name="Heading_20_2">
      <style:text-properties fo:color="#000000" style:font-name="Cambria" fo:language="en" fo:country="US" fo:font-style="italic" style:font-style-asian="italic" style:font-style-complex="italic"/>
    </style:style>
    <style:style style:name="P31" style:family="paragraph" style:parent-style-name="Heading_20_2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P32" style:family="paragraph" style:parent-style-name="Heading_20_2">
      <style:paragraph-properties fo:margin-top="0.423cm" fo:margin-bottom="0.212cm" fo:keep-with-next="always"/>
    </style:style>
    <style:style style:name="P33" style:family="paragraph" style:parent-style-name="Text_20_body" style:list-style-name="L4"/>
    <style:style style:name="P34" style:family="paragraph" style:parent-style-name="Text_20_body" style:list-style-name="L5">
      <style:text-properties fo:font-size="12pt" fo:language="en" fo:country="US" style:font-size-asian="12pt" style:font-size-complex="12pt"/>
    </style:style>
    <style:style style:name="P35" style:family="paragraph" style:parent-style-name="Text_20_body" style:list-style-name="L6">
      <style:text-properties fo:font-size="12pt" fo:language="en" fo:country="US" style:font-size-asian="12pt" style:font-size-complex="12pt"/>
    </style:style>
    <style:style style:name="P36" style:family="paragraph" style:parent-style-name="Text_20_body" style:list-style-name="L6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P37" style:family="paragraph" style:parent-style-name="Text_20_body" style:list-style-name="L6">
      <style:text-properties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ext_20_body" style:list-style-name="L6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Text_20_body" style:list-style-name="L6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40" style:family="paragraph" style:parent-style-name="Text_20_body" style:list-style-name="L7"/>
    <style:style style:name="P41" style:family="paragraph" style:parent-style-name="Text_20_body" style:list-style-name="L7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42" style:family="paragraph" style:parent-style-name="Text_20_body" style:list-style-name="L7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style:use-window-font-color="true" style:font-name="Cambria" fo:language="en" fo:country="US" fo:font-style="normal" style:font-style-asian="normal" style:font-style-complex="normal"/>
    </style:style>
    <style:style style:name="P44" style:family="paragraph" style:parent-style-name="Text_20_body">
      <style:paragraph-properties fo:text-align="start" style:justify-single-word="false"/>
    </style:style>
    <style:style style:name="P45" style:family="paragraph" style:parent-style-name="Text_20_body">
      <style:paragraph-properties fo:text-align="start" style:justify-single-word="false"/>
      <style:text-properties fo:font-size="8pt" fo:font-style="normal" style:font-size-asian="8pt" style:font-style-asian="normal" style:font-size-complex="8pt" style:font-style-complex="normal"/>
    </style:style>
    <style:style style:name="P46" style:family="paragraph" style:parent-style-name="Text_20_body">
      <style:text-properties fo:font-size="8pt" style:font-size-asian="8pt" style:font-size-complex="8pt"/>
    </style:style>
    <style:style style:name="P47" style:family="paragraph" style:parent-style-name="Text_20_body" style:list-style-name="L6">
      <style:paragraph-properties fo:margin-left="2.501cm" fo:margin-right="0cm" fo:text-indent="-0.635cm" style:auto-text-indent="false"/>
      <style:text-properties fo:font-size="12pt" fo:language="en" fo:country="US" style:font-size-asian="12pt" style:font-size-complex="12pt"/>
    </style:style>
    <style:style style:name="P48" style:family="paragraph" style:parent-style-name="Text_20_body" style:list-style-name="L7">
      <style:paragraph-properties fo:margin-left="0cm" fo:margin-right="0cm" fo:text-indent="-0.635cm" style:auto-text-indent="false"/>
      <style:text-properties fo:font-size="8pt" fo:language="en" fo:country="US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49" style:family="paragraph" style:parent-style-name="Text_20_body" style:list-style-name="L7">
      <style:paragraph-properties fo:margin-left="0cm" fo:margin-right="0cm" fo:text-indent="-0.635cm" style:auto-text-indent="false"/>
    </style:style>
    <style:style style:name="P50" style:family="paragraph" style:parent-style-name="Standard" style:list-style-name="L1">
      <style:text-properties fo:color="#000000" style:font-name="Cambria" fo:font-size="12pt" fo:language="en" fo:country="US" fo:font-style="normal" style:font-size-asian="12pt" style:font-style-asian="normal" style:font-size-complex="12pt" style:font-style-complex="normal"/>
    </style:style>
    <style:style style:name="P51" style:family="paragraph" style:parent-style-name="Standard">
      <style:text-properties fo:color="#000000" style:font-name="Cambria" fo:language="en" fo:country="US" fo:font-style="normal" style:font-style-asian="normal" style:font-style-complex="normal"/>
    </style:style>
    <style:style style:name="P52" style:family="paragraph" style:parent-style-name="Standard" style:list-style-name="L3">
      <style:text-properties fo:color="#000000" style:font-name="Menlo-Regular" fo:font-size="10pt" fo:language="en" fo:country="US" fo:font-style="normal" fo:font-weight="normal" style:font-name-asian="Menlo-Regular" style:font-size-asian="10pt" style:font-style-asian="normal" style:font-weight-asian="normal" style:font-name-complex="Menlo-Regular" style:font-size-complex="10pt" style:font-style-complex="normal" style:font-weight-complex="normal"/>
    </style:style>
    <style:style style:name="P53" style:family="paragraph" style:parent-style-name="Standard">
      <style:text-properties fo:language="en" fo:country="US"/>
    </style:style>
    <style:style style:name="P54" style:family="paragraph" style:parent-style-name="Standard" style:list-style-name="L2">
      <style:text-properties fo:language="en" fo:country="US"/>
    </style:style>
    <style:style style:name="P55" style:family="paragraph" style:parent-style-name="Standard" style:list-style-name="L2">
      <style:text-properties fo:language="en" fo:country="US" fo:font-style="normal" style:font-style-asian="normal" style:font-style-complex="normal"/>
    </style:style>
    <style:style style:name="P56" style:family="paragraph" style:parent-style-name="Standard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57" style:family="paragraph" style:parent-style-name="Standard" style:list-style-name="L3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58" style:family="paragraph" style:parent-style-name="Standard" style:list-style-name="L3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P59" style:family="paragraph" style:parent-style-name="Standard" style:list-style-name="L3">
      <style:text-properties fo:language="en" fo:country="US"/>
    </style:style>
    <style:style style:name="P60" style:family="paragraph" style:parent-style-name="Standard" style:list-style-name="L8">
      <style:text-properties fo:language="en" fo:country="US"/>
    </style:style>
    <style:style style:name="P61" style:family="paragraph" style:parent-style-name="Standard" style:list-style-name="L8">
      <style:text-properties fo:language="en" fo:country="US" fo:font-style="italic" style:font-style-asian="italic" style:font-style-complex="italic"/>
    </style:style>
    <style:style style:name="P62" style:family="paragraph" style:parent-style-name="Standard" style:list-style-name="L3"/>
    <style:style style:name="P63" style:family="paragraph" style:parent-style-name="Standard" style:list-style-name="L3">
      <style:paragraph-properties fo:margin-left="0cm" fo:margin-right="0cm" fo:text-indent="-0.635cm" style:auto-text-indent="false"/>
      <style:text-properties fo:language="en" fo:country="US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language="en" fo:country="US"/>
    </style:style>
    <style:style style:name="P65" style:family="paragraph" style:parent-style-name="Standard" style:list-style-name="L3">
      <style:paragraph-properties fo:margin-left="0cm" fo:margin-right="0cm" fo:text-indent="0cm" style:auto-text-indent="fals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color="#000000" style:font-name="Cambria"/>
    </style:style>
    <style:style style:name="T2" style:family="text">
      <style:text-properties fo:color="#000000" style:font-name="Cambria" fo:font-weight="bold" style:font-weight-asian="bold" style:font-weight-complex="bold"/>
    </style:style>
    <style:style style:name="T3" style:family="text">
      <style:text-properties fo:color="#000000" style:font-name="Cambria" fo:font-style="normal" style:font-style-asian="normal" style:font-style-complex="normal"/>
    </style:style>
    <style:style style:name="T4" style:family="text">
      <style:text-properties fo:color="#000000" style:font-name="Cambria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000000" style:font-name="Cambria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style:font-name="Cambria" fo:language="en" fo:country="US" fo:font-style="italic" style:font-style-asian="italic" style:font-style-complex="italic"/>
    </style:style>
    <style:style style:name="T7" style:family="text">
      <style:text-properties fo:color="#000000" style:font-name="Menlo-Regular" fo:font-size="10pt" style:font-name-asian="Menlo-Regular" style:font-size-asian="10pt" style:font-name-complex="Menlo-Regular" style:font-size-complex="10pt"/>
    </style:style>
    <style:style style:name="T8" style:family="text">
      <style:text-properties fo:color="#000000" style:font-name="Menlo-Regular" fo:font-size="10pt" fo:language="en" fo:country="US" fo:font-style="italic" fo:font-weight="bold" style:font-name-asian="Menlo-Regular" style:font-size-asian="10pt" style:font-style-asian="italic" style:font-weight-asian="bold" style:font-name-complex="Menlo-Regular" style:font-size-complex="10pt" style:font-style-complex="italic" style:font-weight-complex="bold"/>
    </style:style>
    <style:style style:name="T9" style:family="text">
      <style:text-properties fo:color="#000000" style:font-name="Liberation Serif1" style:font-name-asian="Menlo-Regular" style:font-name-complex="Menlo-Regular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size="11pt" fo:language="en" fo:country="US" fo:font-style="italic" style:font-size-asian="11pt" style:font-style-asian="italic" style:font-size-complex="11pt" style:font-style-complex="italic"/>
    </style:style>
    <style:style style:name="T26" style:family="text">
      <style:text-properties fo:color="#800000" style:font-name="Liberation Serif1" style:text-underline-style="solid" style:text-underline-width="auto" style:text-underline-color="font-color" fo:font-weight="bold" style:font-name-asian="Menlo-Regular" style:font-weight-asian="bold" style:font-name-complex="Menlo-Regular" style:font-weight-complex="bold"/>
    </style:style>
    <style:style style:name="T27" style:family="text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style:text-position="super 58%" fo:font-style="normal" style:font-style-asian="normal" style:font-style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32" style:family="text">
      <style:text-properties fo:font-size="10pt" fo:language="en" fo:country="US" fo:font-style="normal" style:font-size-asian="10pt" style:font-style-asian="normal" style:font-size-complex="10pt" style:font-style-complex="normal"/>
    </style:style>
    <style:style style:name="T33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discoSnp++</text:p>
      <text:p text:style-name="P22">Reference-free detection of SNPs and small indels</text:p>
      <text:p text:style-name="P23">v2.2.0</text:p>
      <text:p text:style-name="P24">User's guide – July 2015</text:p>
      <text:p text:style-name="P2"/>
      <text:p text:style-name="P1"><text:span text:style-name="T10">contact: </text:span><text:span text:style-name="T11">pierre.peterlongo@inria.fr</text:span></text:p>
      <text:table-of-content text:style-name="Sect1" text:protected="true" text:name="Table des matière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of contents</text:p>
          </text:index-title>
          <text:p text:style-name="P27">GNU AFFERO GENERAL PUBLIC LICENSE <text:tab/>1</text:p>
          <text:p text:style-name="P27">Publication<text:tab/>1</text:p>
          <text:p text:style-name="P27">discoSnp++ features at a glance<text:tab/>1</text:p>
          <text:p text:style-name="P27">Quick starting<text:tab/>1</text:p>
          <text:p text:style-name="P27">Download and install<text:tab/>2</text:p>
          <text:p text:style-name="P27">Running discoSnp++<text:tab/>2</text:p>
          <text:p text:style-name="P27">Output<text:tab/>3</text:p>
          <text:p text:style-name="P28">Extensions: differences between unitig and contigs <text:tab/>5</text:p>
          <text:p text:style-name="P27">Output Analyze<text:tab/>5</text:p>
          <text:p text:style-name="P27">Exemples of close SNPs and indels<text:tab/>5</text:p>
        </text:index-body>
      </text:table-of-content>
      <text:h text:style-name="P29" text:outline-level="2"/>
      <text:h text:style-name="P29" text:outline-level="2">GNU AFFERO GENERAL PUBLIC LICENSE </text:h>
      <text:p text:style-name="P3">Copyright INRIA</text:p>
      <text:p text:style-name="P10"/>
      <text:p text:style-name="P17">Read and accept the GNU AFFERO GENERAL PUBLIC LICENSE. See the LICENCE text file. </text:p>
      <text:p text:style-name="P16"/>
      <text:h text:style-name="P29" text:outline-level="2">Publications</text:h>
      <text:p text:style-name="P15">R. Uricaru, G. Rizk, V. Lacroix, E. Quillery, O. Plantard, R. Chikhi, C. Lemaitre, and P. Peterlongo, “Reference-free detection of isolated SNPs.,” Nucleic acids research, vol. 33, pp. 1–11, Dec. 2014.</text:p>
      <text:p text:style-name="P15">C. Riou, <text:s/>C. Lemaitre, and P. Peterlongo, “VCF_creator: Mapping and VCF Creation features in DiscoSnp++”. Poster at Jobim 2015</text:p>
      <text:p text:style-name="P15"/>
      <text:h text:style-name="P30" text:outline-level="2">discoSnp++ features at a glance</text:h>
      <text:p text:style-name="P13"><text:span text:style-name="T1">Software </text:span><text:span text:style-name="T2">discoSnp++</text:span><text:span text:style-name="T1"> is designed for extracting <text:s/>Single Nucleotide Polymorphism (SNP) and small indels from raw set(s) of reads obtained with Next Generation Sequencers (NGS). </text:span></text:p>
      <text:p text:style-name="P11">Note that this tool is specially designed to use only a limited amount of memory (3 billions reads of size 100 can be treated with less that 6GB memory).</text:p>
      <text:p text:style-name="P12"><text:span text:style-name="T3">The software is composed of three independent modules. The first module, </text:span><text:span text:style-name="T4">kissnp2</text:span><text:span text:style-name="T3">, detects SNPs and indels from read sets. The second module, </text:span><text:span text:style-name="T4">kissreads2</text:span><text:span text:style-name="T3">, enhances the kissnp2 results by computing per read set <text:s/>and for each predicted polymorphism i/ its mean read coverage and ii/ the average (phred) quality of reads generating the polymorphism. The third module, </text:span><text:soft-page-break/><text:span text:style-name="T4">VCF_creator </text:span><text:span text:style-name="T5">generates a VCF file from the kissnp2/kissreads2 outputs. VCF_creator may use a reference file or not.</text:span></text:p>
      <text:h text:style-name="Heading_20_2" text:outline-level="2">Quick starting</text:h>
      <text:list xml:id="list7376802756495956221" text:style-name="L1">
        <text:list-item>
          <text:p text:style-name="P50">Download and uncompress the discoSnp++ </text:p>
        </text:list-item>
        <text:list-item>
          <text:p text:style-name="P50">Compile programs: </text:p>
          <text:list>
            <text:list-item>
              <text:p text:style-name="P50">“./compile_discoSnp++.sh”</text:p>
            </text:list-item>
          </text:list>
        </text:list-item>
        <text:list-item>
          <text:p text:style-name="P50">Run the simple example:</text:p>
          <text:list>
            <text:list-item>
              <text:p text:style-name="P50">./run_discoSnp++.sh -r fof.txt -T</text:p>
            </text:list-item>
          </text:list>
        </text:list-item>
      </text:list>
      <text:p text:style-name="P4"><text:span text:style-name="T18"><text:s text:c="3"/></text:span><text:span text:style-name="T14"><text:tab/></text:span></text:p>
      <text:p text:style-name="P6"/>
      <text:p text:style-name="P5"><text:span text:style-name="T18">This creates a fasta file called </text:span><text:span text:style-name="T14">discoRes_k_31_c_4_D_0_P_1_b_0_coherent.fa </text:span><text:span text:style-name="T18">containing</text:span><text:span text:style-name="T13"> </text:span><text:span text:style-name="T18">the found SNPs</text:span><text:span text:style-name="T13"> and a VCF file called <text:s/></text:span><text:span text:style-name="T14">discoRes_k_31_c_auto_D_0_P_1_b_0_withlow_coherent.vcf </text:span><text:span text:style-name="T13">containing the same variants in a VCF fashion.</text:span></text:p>
      <text:h text:style-name="P30" text:outline-level="2">Download and install</text:h>
      <text:p text:style-name="P5"><text:span text:style-name="T6">Download from discoSnp++ web page – </text:span><text:a xlink:type="simple" xlink:href="http://colibread.inria.fr/discosnp/">http://colibread.inria.fr/discosnp/</text:a><text:span text:style-name="T6"> . Please read and accept the license before downloading.</text:span></text:p>
      <text:list xml:id="list1732921484682938530" text:style-name="L2">
        <text:list-item>
          <text:p text:style-name="P54">Uncompress the downloaded package :<text:line-break/> <text:tab/># <text:span text:style-name="T12">tar -xvzf</text:span> DiscoSNP-[Version_number]-Source.tar.gz</text:p>
        </text:list-item>
        <text:list-item>
          <text:p text:style-name="P55">Get into the newly created <text:span text:style-name="T12">discoSnp</text:span> directory:<text:line-break/><text:tab/> # <text:span text:style-name="T12">cd DiscoSNP-[Version_number]-Source</text:span></text:p>
        </text:list-item>
        <text:list-item>
          <text:p text:style-name="P55">Compile all three tools (graph creation, kissnp2, kissreads)</text:p>
        </text:list-item>
      </text:list>
      <text:p text:style-name="P9"><text:tab/><text:tab/># <text:span text:style-name="T12">./compile_discoSnp++.sh</text:span></text:p>
      <text:p text:style-name="P7"/>
      <text:h text:style-name="P31" text:outline-level="2">Running discoSnp++</text:h>
      <text:list xml:id="list1838055658399546326" text:style-name="L3">
        <text:list-header>
          <text:p text:style-name="P63"><text:span text:style-name="T17">The main script </text:span><text:span text:style-name="T14">run_discoSnp++.sh</text:span><text:span text:style-name="T17"> automatically runs the three modules (1/ SNP detection; 2/ read coverage and quality computations; 3/ VCF creation). You will provide the following information:</text:span></text:p>
          <text:p text:style-name="P63"><text:span text:style-name="T17"/></text:p>
        </text:list-header>
      </text:list>
      <text:p text:style-name="P56">OPTIONS RELATED TO VARIANT CALLING</text:p>
      <text:list xml:id="list611562538" text:continue-numbering="true" text:style-name="L3">
        <text:list-item>
          <text:list>
            <text:list-item>
              <text:p text:style-name="P62"><text:span text:style-name="T21">-r (read_sets) file_of_files.txt: File indicating the localization of the read files. Note that these files may be in fastq, or fasta, gzipped or not. <text:line-break/></text:span><text:span text:style-name="T20">This is the only mandatory parameter.<text:line-break/></text:span><text:span text:style-name="T21">See the dedicated section describing the file of file format. </text:span></text:p>
            </text:list-item>
            <text:list-item>
              <text:p text:style-name="P62"><text:span text:style-name="T21">-g: reuse a previously created graph (.h5 file) with same prefix and same k, c and C parameters. Using this option enables to reuse a graph created during a previous experiment with same prefix name same k, c and C values. Else, by default, if such a graph exists, it is overwritten. WARNING: use this option only if you are sure the read set(s) used are the same than those previously used for creating the graph.</text:span></text:p>
            </text:list-item>
            <text:list-item>
              <text:p text:style-name="P62"><text:span text:style-name="T21">-b branching_strategy: <text:s/>branching filtering approach. This parameters influences the precision recall. </text:span></text:p>
              <text:list>
                <text:list-item>
                  <text:p text:style-name="P62"><text:span text:style-name="T21">0: variants for which any of the two paths is branching are discarded (high precision, lowers the recall in complex genomes). Default value</text:span></text:p>
                </text:list-item>
                <text:list-item>
                  <text:p text:style-name="P57">1: (smart branching) forbid SNPs for wich the two paths are branching (e.g. the two paths can be created either with a 'A' or a 'C' at the same position </text:p>
                </text:list-item>
                <text:list-item>
                  <text:p text:style-name="P52">2: No limitation on branching (lowers the precision, high recall)"</text:p>
                </text:list-item>
              </text:list>
            </text:list-item>
            <text:list-item>
              <text:p text:style-name="P62">-D value. If specified, discoSnp++ will search for deletions of size from 1 to D included. <text:soft-page-break/>Default=0</text:p>
            </text:list-item>
            <text:list-item>
              <text:p text:style-name="P62">-P value. discoSnp++ will search up to P SNPs in a unique bubble. Default=1. </text:p>
            </text:list-item>
            <text:list-item>
              <text:p text:style-name="P57">-p prefix_name: <text:span text:style-name="T7">All out files will start with this prefix. Default="discoRes"</text:span></text:p>
            </text:list-item>
            <text:list-item>
              <text:p text:style-name="P57">-l: remove low complexity bubbles</text:p>
            </text:list-item>
            <text:list-item>
              <text:p text:style-name="P57">-k kmer_size: <text:s/>size of kmers (default: 31)</text:p>
            </text:list-item>
            <text:list-item>
              <text:p text:style-name="P57">-t: extends each polymorphism with left and right unitigs</text:p>
            </text:list-item>
            <text:list-item>
              <text:p text:style-name="P57">-T: extends each polymorphism with left and right contigs</text:p>
            </text:list-item>
            <text:list-item>
              <text:p text:style-name="P57">-c value. Minimal coverage per read set: Used by kissnp2 (don't use kmers with lower coverage) and kissreads (read coherency threshold). A kmer is conserved only if its coverage is “solid” in a read set. For being “solid” for a read set, a kmer coverage must be higher or equal to the threshold of this read set. Default=auto.</text:p>
              <text:p text:style-name="P57">The minimal coverage may be <text:span text:style-name="T30">either</text:span> : </text:p>
              <text:list>
                <text:list-item>
                  <text:p text:style-name="P57">Equal to a fixed value, equal for all read sets. </text:p>
                  <text:list>
                    <text:list-item>
                      <text:p text:style-name="P57">Example: -c 4</text:p>
                    </text:list-item>
                  </text:list>
                </text:list-item>
                <text:list-item>
                  <text:p text:style-name="P57">Distinct for each read set</text:p>
                  <text:list>
                    <text:list-item>
                      <text:p text:style-name="P57">Example with three read sets: -c 4,5,17</text:p>
                    </text:list-item>
                  </text:list>
                </text:list-item>
                <text:list-item>
                  <text:p text:style-name="P57">Automatically detected</text:p>
                  <text:list>
                    <text:list-item>
                      <text:p text:style-name="P57">Example -c auto</text:p>
                    </text:list-item>
                  </text:list>
                </text:list-item>
                <text:list-item>
                  <text:p text:style-name="P57">Automatically detected for one or some of the read sets:</text:p>
                  <text:list>
                    <text:list-item>
                      <text:p text:style-name="P57">Example with three read sets: -c 4,auto,7</text:p>
                    </text:list-item>
                  </text:list>
                  <text:p text:style-name="P57"/>
                </text:list-item>
              </text:list>
              <text:p text:style-name="P57">Note the if the number of provided values is lower than the number of read sets, the last value applies for all remaining read sets:</text:p>
              <text:list>
                <text:list-item>
                  <text:list>
                    <text:list-item>
                      <text:p text:style-name="P57">Example with three read sets: </text:p>
                      <text:list>
                        <text:list-item>
                          <text:p text:style-name="P57">-c 4,7 applies -c 4,7,7</text:p>
                        </text:list-item>
                        <text:list-item>
                          <text:p text:style-name="P57">-c 4,auto applies -c 4,auto,auto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7">-C value. Maximal coverage per read set: Used by kissnp2 (don't use kmers with higher coverage). Default=2^31-1</text:p>
            </text:list-item>
            <text:list-item>
              <text:p text:style-name="P57">-d error_threshold: max number of errors per read (used by <text:span text:style-name="T29">kissreads2</text:span> only). <text:line-break/>Default 1</text:p>
            </text:list-item>
            <text:list-item>
              <text:p text:style-name="P57">-n: do not compute the genotypes</text:p>
            </text:list-item>
            <text:list-item>
              <text:p text:style-name="P57">-u: max number of used threads</text:p>
              <text:p text:style-name="P57"/>
            </text:list-item>
          </text:list>
          <text:p text:style-name="P58">Options related to VCF_Creator AND to the possible usage of a reference genome</text:p>
          <text:list text:continue-numbering="true">
            <text:list-item>
              <text:p text:style-name="P57">-G reference_file: reference genome file (fasta, fastq, gzipped or nor). In absence of this file the VCF created by VCF_creator won't contain mapping related results</text:p>
            </text:list-item>
            <text:list-item>
              <text:p text:style-name="P57">-R: use the reference file also in the variant calling, not only for mapping results. In this case, all the kmers of the reference file are used for calling variants. <text:s/>Note that the kissreads2 results won't show read coverage for the reference. </text:p>
            </text:list-item>
            <text:list-item>
              <text:p text:style-name="P57">-B: bwa path . e.g. /home/me/my_programs/bwa-0.7.12/ (note that bwa must be pre-compiled)</text:p>
              <text:list>
                <text:list-item>
                  <text:p text:style-name="P57">Optional unless option -G used and bwa is not in the binary path</text:p>
                </text:list-item>
              </text:list>
            </text:list-item>
            <text:list-item>
              <text:p text:style-name="P57">-M: Maximal number of mapping errors during BWA mapping phase. Default 4</text:p>
              <text:list>
                <text:list-item>
                  <text:p text:style-name="P57">Useless unless mapping on reference genome is required (option -G).</text:p>
                </text:list-item>
              </text:list>
            </text:list-item>
          </text:list>
        </text:list-item>
      </text:list>
      <text:p text:style-name="P53"><text:span text:style-name="T17">Additionally you may change some kissnp2 / kissreads2 / VCF_creator options. In this case you may change the two corresponding lines in the </text:span><text:span text:style-name="T13">run_discoSnp++.sh </text:span><text:span text:style-name="T17">file. To know the possible options, run </text:span><text:span text:style-name="T13">./build/tools/kissnp2/kissnp2</text:span><text:span text:style-name="T17"> and/or </text:span><text:span text:style-name="T13">./build/tools/kissreads2/kissreads2</text:span><text:span text:style-name="T17"> and/or </text:span><text:span text:style-name="T13">./run_VCF_creator.sh</text:span><text:span text:style-name="T17"> <text:s/>without options. Note that usually, changing these options is not necessary. </text:span></text:p>
      <text:list xml:id="list1890416940" text:continue-numbering="true" text:style-name="L3">
        <text:list-header>
          <text:p text:style-name="P59"><text:span text:style-name="T17"><text:line-break/></text:span></text:p>
        </text:list-header>
      </text:list>
      <text:p text:style-name="P53"><text:soft-page-break/><text:span text:style-name="T16">Input file of files format</text:span><text:span text:style-name="T17">:</text:span></text:p>
      <text:p text:style-name="P53"><text:span text:style-name="T17">The input read sets are provided using a file of file(s). The file of file(s) contains on each line a read file or another file of file(s).</text:span></text:p>
      <text:p text:style-name="P53"><text:span text:style-name="T17">Let's look to a few usual cases (italic strings indicate the composition of a file):</text:span></text:p>
      <text:list xml:id="list3402702524862505458" text:style-name="L8">
        <text:list-item>
          <text:p text:style-name="P60"><text:span text:style-name="T17">Case1: I've a unique read set composed of a unique read file (reads.fq.gz). </text:span></text:p>
          <text:list>
            <text:list-item>
              <text:p text:style-name="P60"><text:span text:style-name="T17">fof.txt:</text:span></text:p>
              <text:list>
                <text:list-header>
                  <text:p text:style-name="P61"><text:span text:style-name="T18">reads.fq.gz</text:span></text:p>
                </text:list-header>
              </text:list>
            </text:list-item>
          </text:list>
        </text:list-item>
        <text:list-item>
          <text:p text:style-name="P60"><text:span text:style-name="T17">Case2: I've a unique read set composed of a couple of read files (reads_R1.fq.gz and reads_R2.fq.gz). This may be the case in case of pair end sequencing.</text:span></text:p>
          <text:list>
            <text:list-item>
              <text:p text:style-name="P60"><text:span text:style-name="T17">fof.txt:</text:span></text:p>
              <text:list>
                <text:list-header>
                  <text:p text:style-name="P60"><text:span text:style-name="T12">fof_reads.txt</text:span>:</text:p>
                </text:list-header>
                <text:list-item>
                  <text:p text:style-name="P60">with fof_reads.txt:</text:p>
                  <text:list>
                    <text:list-header>
                      <text:p text:style-name="P61">reads_R1.fq.gz<text:line-break/>reads_R2.fq.gz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60">Case3: I've two read sets each composed of a unique read file: reads1.fq.gz and reads2.fq.gz:</text:p>
          <text:list>
            <text:list-item>
              <text:p text:style-name="P60">fof.txt:</text:p>
              <text:list>
                <text:list-header>
                  <text:p text:style-name="P61">reads1.fq.gz<text:line-break/>reads2.fq.gz</text:p>
                </text:list-header>
              </text:list>
            </text:list-item>
          </text:list>
        </text:list-item>
        <text:list-item>
          <text:p text:style-name="P60">Case4: <text:s/>I've two read sets each composed two read files: reads1_R1.fq.gz and reads1_R2.fq.gz and <text:s/>reads2_R1.fq.gz and reads2_R2.fq.gz:</text:p>
          <text:list>
            <text:list-item>
              <text:p text:style-name="P60">fof.txt:</text:p>
              <text:list>
                <text:list-header>
                  <text:p text:style-name="P60"><text:span text:style-name="T12">fof_reads1.txt</text:span><text:line-break/><text:span text:style-name="T12">fof_reads2.txt</text:span></text:p>
                </text:list-header>
                <text:list-item>
                  <text:p text:style-name="P60">fof_reads1.txt</text:p>
                  <text:list>
                    <text:list-header>
                      <text:p text:style-name="P60"><text:span text:style-name="T12">reads1_R1.fq.gz</text:span><text:line-break/><text:span text:style-name="T12">reads1_R2.fq.gz</text:span></text:p>
                    </text:list-header>
                  </text:list>
                </text:list-item>
                <text:list-item>
                  <text:p text:style-name="P60">fof_reads2.txt:</text:p>
                  <text:list>
                    <text:list-header>
                      <text:p text:style-name="P60"><text:span text:style-name="T12">reads2_R1.fq.gz</text:span><text:line-break/><text:span text:style-name="T12">reads2_R2.fq.gz</text:span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60"><text:span text:style-name="T12">and so on...</text:span></text:p>
          <text:p text:style-name="P60"><text:span text:style-name="T17"/></text:p>
        </text:list-item>
      </text:list>
      <text:p text:style-name="P64"><text:span text:style-name="T16">Sample example</text:span><text:span text:style-name="T17">:</text:span></text:p>
      <text:list xml:id="list1432528531" text:continue-list="list1890416940" text:style-name="L3">
        <text:list-item>
          <text:list>
            <text:list-header>
              <text:p text:style-name="P65">You can test discoSnp++ on a toy example containing 3 SNPs. In the discoSnp++ directory, type:</text:p>
            </text:list-header>
          </text:list>
        </text:list-item>
      </text:list>
      <text:p text:style-name="P8"><text:span text:style-name="T24">./run_discoSnp++.sh -r fof.txt </text:span>-T</text:p>
      <text:p text:style-name="P8"/>
      <text:p text:style-name="P9">(use -T in order to obtain the left and right contigs of each found polymorphism)</text:p>
      <text:h text:style-name="P31" text:outline-level="2">Output</text:h>
      <text:p text:style-name="P14">(Results with close SNPs and indels are given at the end of this document)</text:p>
      <text:list xml:id="list8472345415668201264" text:style-name="L4">
        <text:list-item>
          <text:p text:style-name="P33"><text:span text:style-name="T20">Final fasta results are in </text:span><text:span text:style-name="T8">discoRes_k_31_c_auto_D_0_P_1_b_0_coherent.fa</text:span><text:span text:style-name="T20"> file. </text:span><text:span text:style-name="T21">This is a simple fasta file composed of a succession of pairs of sequences. Each pair corresponds to a SNP. Let's look at an example :</text:span></text:p>
        </text:list-item>
      </text:list>
      <text:p text:style-name="P19">&gt;SNP_higher_path_3|P_1:30_C/G|high|nb_pol_1|left_unitig_length_86|right_unitig_length_261|left_contig_length_168|right_contig_length_764|C1_124|C2_0|G1_0/0|G2_1/1|rank_1.00000</text:p>
      <text:p text:style-name="P19">cgtcggaattgctatagcccttgaacgctacatgcacgataccaagttatgtatggaccgggtcatcaataggttatagccttgtagttaacatgtagcccggccctattagtacagtagtgccttcatcggcattctgtttattaagttttttctacagcaaaacgatCAAGTGCACTTCCACAGAGCGCGGTAGAGA<text:span text:style-name="T27">G</text:span>TCATCCACCCGGCAGCTCTGTAATAGGGACtaaaaaagtgatgataatcatgagtgccgcgttatggtggtgtcggatcagagcggtcttacgaccagtcgtatgccttctcgagttccgtccggttaagcgtgacagtcccagtgaacccacaaaccgtgatggctgtccttggagtcatacgcaagaaggatggtctccagacaccggcgcaccagttttcacgccgaaagcataaacgacgagcacatatgagagtgttagaactggacgtgcggtttctctgcgaagaacacctcgagctgttgcgttgttgcgctgcctagatgcagtgtcgcacatatcacttttgcttcaacgactgccgctttcgctgtatccctagacagtc<text:soft-page-break/>aacagtaagcgctttttgtaggcaggggctccccctgtgactaactgcgccaaaacatcttcggatccccttgtccaatctaactcaccgaattcttacattttagaccctaatatcacatcattagagattaattgccactgccaaaattctgtccacaagcgttttagttcgccccagtaaagttgtctataacgactaccaaatccgcatgttacgggacttcttattaattcttttttcgtgaggagcagcggatcttaatggatggccgcaggtggtatggaagctaatagcgcgggtgagagggtaatcagccgtgtccaccaacacaacgctatcgggcgattctataagattccgcattgcgtctacttataagatgtctcaacggtatccgcaa</text:p>
      <text:p text:style-name="P19">&gt;SNP_lower_path_3|P_1:30_C/G|high|nb_pol_1|left_unitig_length_86|right_unitig_length_261|left_contig_length_168|right_contig_length_764|C1_0|C2_134|G1_0/0|G2_1/1|rank_1.00000</text:p>
      <text:p text:style-name="P19"><text:span text:style-name="T9">cgtcggaattgctatagcccttgaacgctacatgcacgataccaagttatgtatggaccgggtcatcaataggttatagccttgtagttaacatgtagcccggccctattagtacagtagtgccttcatcggcattctgtttattaagttttttctacagcaaaacgatCAAGTGCACTTCCACAGAGCGCGGTAGAGA</text:span><text:span text:style-name="T26">C</text:span><text:span text:style-name="T9">TCATCCACCCGGCAGCTCTGTAATAGGGACtaaaaaagtgatgataatcatgagtgccgcgttatggtggtgtcggatcagagcggtcttacgaccagtcgtatgccttctcgagttccgtccggttaagcgtgacagtcccagtgaacccacaaaccgtgatggctgtccttggagtcatacgcaagaaggatggtctccagacaccggcgcaccagttttcacgccgaaagcataaacgacgagcacatatgagagtgttagaactggacgtgcggtttctctgcgaagaacacctcgagctgttgcgttgttgcgctgcctagatgcagtgtcgcacatatcacttttgcttcaacgactgccgctttcgctgtatccctagacagtcaacagtaagcgctttttgtaggcaggggctccccctgtgactaactgcgccaaaacatcttcggatccccttgtccaatctaactcaccgaattcttacattttagaccctaatatcacatcattagagattaattgccactgccaaaattctgtccacaagcgttttagttcgccccagtaaagttgtctataacgactaccaaatccgcatgttacgggacttcttattaattcttttttcgtgaggagcagcggatcttaatggatggccgcaggtggtatggaagctaatagcgcgggtgagagggtaatcagccgtgtccaccaacacaacgctatcgggcgattctataagattccgcattgcgtctacttataagatgtctcaacggtatccgcaa</text:span></text:p>
      <text:list xml:id="list4776142906961804746" text:style-name="L5">
        <text:list-item>
          <text:p text:style-name="P34">In this example a SNP G/C is found (underlined here and indicated in the comment). The central sequence of length 2k-1 (here 2*31-1=61) is seen in upper case, while the two (left and right) extensions are seen in lower case. </text:p>
        </text:list-item>
        <text:list-item>
          <text:p text:style-name="P34">The comments are formatted as follow :</text:p>
        </text:list-item>
      </text:list>
      <text:p text:style-name="P20"><text:tab/>&gt;SNP_<text:span text:style-name="T12">higher/lower_</text:span>path_<text:span text:style-name="T12">id</text:span>|P_i:pos_Alt1/Alt2|<text:span text:style-name="T12">high/low|left_unitig_length_int|</text:span><text:span text:style-name="T12">right_unitigtig_length_int|left_contig_length_int|right_contig_length_int</text:span>|C1_<text:span text:style-name="T12">int</text:span>|C2_<text:span text:style-name="T12">int</text:span>|[Q1_<text:span text:style-name="T12">int</text:span>|Q2_<text:span text:style-name="T12">int</text:span>|]rank_<text:span text:style-name="T12">float</text:span></text:p>
      <text:list xml:id="list8139992200253872788" text:style-name="L6">
        <text:list-header>
          <text:p text:style-name="P36"/>
        </text:list-header>
        <text:list-item>
          <text:p text:style-name="P35"><text:span text:style-name="T12">higher/lower: </text:span><text:span text:style-name="T15">one of the two alleles </text:span></text:p>
        </text:list-item>
        <text:list-item>
          <text:p text:style-name="P35"><text:span text:style-name="T12">id: </text:span><text:span text:style-name="T15">id of the SNP: each SNP (couple of sequences) has a unique id, here 3.</text:span></text:p>
        </text:list-item>
        <text:list-item>
          <text:p text:style-name="P35"><text:span text:style-name="T16">[FOR SNPs] </text:span><text:span text:style-name="T12">P_i:pos_Alt1/Alt2: </text:span><text:span text:style-name="T15">Information about a i</text:span><text:span text:style-name="T28">th</text:span><text:span text:style-name="T15"> SNP (If more than a unique SNP is found, the following format is used: </text:span><text:span text:style-name="T12">P_1:pos_Alt1/Alt2,P_2:pos_Alt1/Alt2,...</text:span></text:p>
        </text:list-item>
        <text:list-item>
          <text:p text:style-name="P47"><text:span text:style-name="T12">pos</text:span><text:span text:style-name="T15">: position of the SNP with respect to the starting position of the bubble, i.e. the starting of the upper case sequence.</text:span></text:p>
        </text:list-item>
        <text:list-item>
          <text:p text:style-name="P47"><text:span text:style-name="T12">Alt1</text:span><text:span text:style-name="T15">: One of the two alleles</text:span></text:p>
        </text:list-item>
        <text:list-item>
          <text:p text:style-name="P47"><text:span text:style-name="T12">Alt2</text:span><text:span text:style-name="T15">: the other</text:span></text:p>
        </text:list-item>
      </text:list>
      <text:p text:style-name="P18"/>
      <text:list xml:id="list135945669" text:continue-numbering="true" text:style-name="L6">
        <text:list-item>
          <text:p text:style-name="P37">[FOR INDELS] <text:span text:style-name="T13">P_1:pos_size_repeatSize</text:span></text:p>
          <text:list>
            <text:list-item>
              <text:p text:style-name="P37"><text:span text:style-name="T13">pos: </text:span><text:span text:style-name="T18">predicted position of the indel with respect to the starting position of the bubble, i.e. the starting of the upper case sequence.</text:span></text:p>
            </text:list-item>
            <text:list-item>
              <text:p text:style-name="P38"><text:span text:style-name="T18">size: </text:span><text:span text:style-name="T17">predicted size of the indel</text:span></text:p>
            </text:list-item>
            <text:list-item>
              <text:p text:style-name="P38"><text:span text:style-name="T18">repeatSize: </text:span><text:span text:style-name="T17">Size of the longest sequence both prefix of the indel and prefix of the sequence located just after the insertion. </text:span><text:span text:style-name="T15">Remark</text:span><text:span text:style-name="T17">. This information is useful as the real indel may be located <text:s/>in </text:span><text:span text:style-name="T18">[pos, pos+repeatSize]</text:span><text:span text:style-name="T17">.</text:span></text:p>
            </text:list-item>
          </text:list>
        </text:list-item>
        <text:list-item>
          <text:p text:style-name="P35"><text:span text:style-name="T12">high/low</text:span><text:span text:style-name="T15">: sequence complexity. If the sequece if of low complexity (</text:span><text:span text:style-name="T12">e.g. </text:span><text:span text:style-name="T15">ATATATATATATATAT) this variable would be </text:span><text:span text:style-name="T12">low</text:span></text:p>
        </text:list-item>
        <text:list-item>
          <text:p text:style-name="P39">nb_pol: <text:span text:style-name="T15">number of polymorphism. </text:span></text:p>
        </text:list-item>
        <text:list-item>
          <text:p text:style-name="P36">left_unitig_length: size of the full left extension. Here 86</text:p>
        </text:list-item>
        <text:list-item>
          <text:p text:style-name="P36">right_unitig_length: size of the right extension. Here 261</text:p>
        </text:list-item>
        <text:list-item>
          <text:p text:style-name="P36"><text:soft-page-break/>left_contig_length: size of the full left extension. Here 169</text:p>
        </text:list-item>
        <text:list-item>
          <text:p text:style-name="P36">right_contig_length: size of the right extension. Here 764</text:p>
        </text:list-item>
        <text:list-item>
          <text:p text:style-name="P36">C1: number of reads mapping the central upper case sequence from the first read set</text:p>
        </text:list-item>
        <text:list-item>
          <text:p text:style-name="P36">C2: number of reads mapping the central upper case sequence from the second read set</text:p>
        </text:list-item>
        <text:list-item>
          <text:p text:style-name="P36">C3 [if input data were at least 3 read sets]: <text:s/>number of reads mapping the central upper case sequence from the third read set</text:p>
        </text:list-item>
        <text:list-item>
          <text:p text:style-name="P36">C4, C5, ...</text:p>
        </text:list-item>
        <text:list-item>
          <text:p text:style-name="P36">Q1 [if reads were given in fastq]: average phred quality of the central nucleotide (here A or T) from the mapped reads from the first read set.</text:p>
        </text:list-item>
        <text:list-item>
          <text:p text:style-name="P36">Q2 [if reads were given in fastq]: average phred quality of the central nucleotide (here A or T) from the mapped reads from the second read set.</text:p>
        </text:list-item>
        <text:list-item>
          <text:p text:style-name="P36">Q3 [if the data were at least 3 fastq read sets]: average phred quality of the central nucleotide (here A or T) from the mapped reads from the third read set.</text:p>
        </text:list-item>
        <text:list-item>
          <text:p text:style-name="P36">Q4, Q5, …</text:p>
        </text:list-item>
        <text:list-item>
          <text:p text:style-name="P36">G1: Genotype of the variant in the first read set (considering the higher path as the reference)</text:p>
        </text:list-item>
        <text:list-item>
          <text:p text:style-name="P36">G2: Genotype of the variant in the second read set (considering the higher path as the</text:p>
        </text:list-item>
        <text:list-item>
          <text:p text:style-name="P36">G3, G4, ...</text:p>
        </text:list-item>
        <text:list-item>
          <text:p text:style-name="P36">rank: ranks the predictions according to their read coverage in each condition favoring SNPs that are discriminant between conditions (Phi coefficient) (see publication)</text:p>
        </text:list-item>
      </text:list>
      <text:h text:style-name="Heading_20_3" text:outline-level="3">Extensions: differences between unitig and contigs </text:h>
      <text:p text:style-name="Text_20_body">By default in the pipeline, the found SNPs (of length 2k-1) are extended using a contiger. The output contains such contigs and their lengths are shown in the header (left_contig_length and right_contig_length). Moreover, a contig may hide some small polymorphism such as substitutions and/or indels. The output also proposes the length of the longuest extension not containing any such polymorphism. These extensions are called unitigs (defined as « A uniquely assembleable subset of overlapping fragments »).</text:p>
      <text:p text:style-name="Text_20_body"/>
      <text:h text:style-name="Heading_20_2" text:outline-level="2">Second created file from VCF_Creator:</text:h>
      <text:p text:style-name="P44">The previous example: <text:s/><text:span text:style-name="T25">./run_discoSnp++.sh -r fof.txt </text:span><text:span text:style-name="T23">-T </text:span><text:span text:style-name="T22">also generated a vcf file: </text:span><text:span text:style-name="T23">discoRes_k_31_c_auto_D_0_P_1_b_0_coherent.vcf. </text:span><text:span text:style-name="T22">As we didn't provided a reference file, the VCF contains no mapping position on a reference. Instead, each variant position correspond to the mapping of itself on its own sequence. For instance: </text:span></text:p>
      <text:p text:style-name="P45">SNP_higher_path_3 <text:s text:c="6"/>196 <text:s text:c="4"/>3 <text:s text:c="6"/>C <text:s text:c="6"/>G <text:s text:c="6"/>. <text:s text:c="6"/>. <text:s text:c="6"/>Ty=SNP;Rk=1;UL=86;UR=261;CL=166;CR=761 <text:s/>GT:DP:PL:AD <text:s text:c="4"/>0/0:124:10,378,2484:124,0 <text:s text:c="6"/>1/1:134:2684,408,10:0,134</text:p>
      <text:p text:style-name="Text_20_body">corresponds to the previously explained SNP. It maps at position 196. </text:p>
      <text:p text:style-name="Text_20_body">By adding a reference file: <text:s/><text:span text:style-name="T31">./run_discoSnp++.sh -r fof.txt -T -G data_sample/reference_genome.fa </text:span><text:span text:style-name="T33">the vcf file includes mapping information:</text:span></text:p>
      <text:p text:style-name="P46"><text:span text:style-name="T22">chromosome <text:s text:c="5"/>117 <text:s text:c="4"/>3 <text:s text:c="6"/>C <text:s text:c="6"/>G <text:s text:c="6"/>. <text:s text:c="6"/>PASS <text:s text:c="3"/>Ty=SNP;Rk=1;DT=-1;UL=86;UR=261;CL=166;CR=761;Genome=C;Sd=1 <text:s text:c="5"/>GT:DP:PL:AD <text:s text:c="4"/>0/0:124:10,378,2484:124,0 <text:s text:c="6"/>1/1:134:2684,408,10:0,134</text:span></text:p>
      <text:p text:style-name="Text_20_body">See documentation specific to VCF_creator for more information: <text:span text:style-name="T12">doc/vcf_creator_user_guide.pdf</text:span></text:p>
      <text:h text:style-name="P31" text:outline-level="2"><text:soft-page-break/>Output Analyze</text:h>
      <text:list xml:id="list2599305613931055819" text:style-name="L7">
        <text:list-item>
          <text:p text:style-name="P40"><text:span text:style-name="T20">From a fasta format to a csv format: </text:span><text:span text:style-name="T21">If you wish to analyze the results in a tabulated format: </text:span></text:p>
          <text:list>
            <text:list-item>
              <text:p text:style-name="P41"># python output_analyses/discoSnp++_to_csv.py discoSnp++_output.fa </text:p>
            </text:list-item>
            <text:list-item>
              <text:p text:style-name="P42">will output a .csv tabulated file containing on each line the content of 4 lines of the .fa, replacing the '|' character by comma ',' and removing the CX_</text:p>
            </text:list-item>
          </text:list>
        </text:list-item>
      </text:list>
      <text:h text:style-name="P32" text:outline-level="2">Exemples of close SNPs and indels</text:h>
      <text:p text:style-name="P25">Exemple of a multiple SNP:</text:p>
      <text:list xml:id="list1131833791" text:continue-numbering="true" text:style-name="L7">
        <text:list-item>
          <text:list>
            <text:list-header>
              <text:p text:style-name="P48">&gt;SNP_higher_path_766|P_1:30_A/T,P_2:34_C/G|high|nb_pol_2|C1_0|C2_0|C3_28|G1_1/1|G2_1/1|G3_0/0|rank_1.00000</text:p>
              <text:p text:style-name="P48">AGCGCACAAGGCGTTAGGCGGGCTGGATATAATGCCGCTGGTCGCCGGGAAACAGGTTGCCATTC</text:p>
              <text:p text:style-name="P48">&gt;SNP_lower_path_766|P_1:30_A/T,P_2:34_C/G|high|nb_pol_2|C1_45|C2_43|C3_0|G1_1/1|G2_1/1|G3_0/0|rank_1.00000</text:p>
              <text:p text:style-name="P48">AGCGCACAAGGCGTTAGGCGGGCTGGATATTATGGCGCTGGTCGCCGGGAAACAGGTTGCCATTC</text:p>
            </text:list-header>
          </text:list>
        </text:list-item>
      </text:list>
      <text:p text:style-name="Text_20_body"/>
      <text:p text:style-name="Text_20_body">Note that a unique genotype is proposed for close SNPs</text:p>
      <text:p text:style-name="P26"/>
      <text:list xml:id="list1535955527" text:continue-numbering="true" text:style-name="L7">
        <text:list-item>
          <text:list>
            <text:list-header>
              <text:p text:style-name="P49">Exemple of an indel:</text:p>
              <text:p text:style-name="P48">&gt;INDEL_higher_path_3756|P_1:30_8_3|high|nb_pol_1|C1_28|C2_0|C3_0|G1_0/0|G2_1/1|G3_1/1|rank_1.00000</text:p>
              <text:p text:style-name="P48">AGGCGACCGAGAAAATGGAGAACGTGCGCATCGCTGTTTATTAATGCCCGTTCGGCG</text:p>
              <text:p text:style-name="P48">&gt;INDEL_lower_path_3756|P_1:30_8_3|high|nb_pol_1|C1_0|C2_42|C3_44|G1_0/0|G2_1/1|G3_1/1|rank_1.00000</text:p>
              <text:p text:style-name="P48">AGGCGACCGAGAAAATGGAGAACGTGCGCAAGCGGGCATCGCTGTTTATTAATGCCCGTTCGGCG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Menlo-Regular" svg:font-family="Menlo-Regular"/>
    <style:font-face style:name="OpenSymbol" svg:font-family="Open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驛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Liberation Seri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Peterlongo</meta:initial-creator>
    <meta:creation-date>2011-02-09T16:16:18</meta:creation-date>
    <dc:date>2015-07-17T17:34:45</dc:date>
    <meta:editing-duration>P3DT19H16M29S</meta:editing-duration>
    <meta:editing-cycles>300</meta:editing-cycles>
    <meta:generator>OpenOffice/4.0.1$Unix OpenOffice.org_project/401m5$Build-9714</meta:generator>
    <dc:creator>Pierre Peterlongo</dc:creator>
    <meta:document-statistic meta:table-count="0" meta:image-count="0" meta:object-count="0" meta:page-count="7" meta:paragraph-count="172" meta:word-count="2092" meta:character-count="16059"/>
  </office:meta>
</office:document-meta>
</file>